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12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4"/>December 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27587" calcext:value-type="float">
            <text:p><text:s/>527,587 </text:p>
          </table:table-cell>
          <table:table-cell table:style-name="ce30" office:value-type="float" office:value="2898" calcext:value-type="float">
            <text:p><text:s/>2,898 </text:p>
          </table:table-cell>
          <table:table-cell table:style-name="ce30" office:value-type="float" office:value="27354" calcext:value-type="float">
            <text:p><text:s/>27,35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465052" calcext:value-type="float">
            <text:p><text:s/>465,05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15" calcext:value-type="float">
            <text:p><text:s/>215 </text:p>
          </table:table-cell>
          <table:table-cell table:style-name="ce30" office:value-type="float" office:value="32378" calcext:value-type="float">
            <text:p><text:s/>32,37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459" calcext:value-type="float">
            <text:p><text:s/>1,459 </text:p>
          </table:table-cell>
          <table:table-cell table:style-name="ce30" office:value-type="float" office:value="4020" calcext:value-type="float">
            <text:p><text:s/>4,020 </text:p>
          </table:table-cell>
          <table:table-cell table:style-name="ce30" office:value-type="float" office:value="2803" calcext:value-type="float">
            <text:p><text:s/>2,803 </text:p>
          </table:table-cell>
          <table:table-cell table:style-name="ce30" office:value-type="float" office:value="1217" calcext:value-type="float">
            <text:p><text:s/>1,217 </text:p>
          </table:table-cell>
          <table:table-cell table:style-name="ce30" office:value-type="float" office:value="187" calcext:value-type="float">
            <text:p><text:s/>187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50259" calcext:value-type="float">
            <text:p><text:s/>350,259 </text:p>
          </table:table-cell>
          <table:table-cell table:style-name="ce30" office:value-type="float" office:value="1829" calcext:value-type="float">
            <text:p><text:s/>1,829 </text:p>
          </table:table-cell>
          <table:table-cell table:style-name="ce30" office:value-type="float" office:value="20294" calcext:value-type="float">
            <text:p><text:s/>20,29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300026" calcext:value-type="float">
            <text:p><text:s/>300,02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96" calcext:value-type="float">
            <text:p><text:s/>96 </text:p>
          </table:table-cell>
          <table:table-cell table:style-name="ce30" office:value-type="float" office:value="27783" calcext:value-type="float">
            <text:p><text:s/>27,783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049" calcext:value-type="float">
            <text:p><text:s/>1,049 </text:p>
          </table:table-cell>
          <table:table-cell table:style-name="ce30" office:value-type="float" office:value="2833" calcext:value-type="float">
            <text:p><text:s/>2,833 </text:p>
          </table:table-cell>
          <table:table-cell table:style-name="ce30" office:value-type="float" office:value="2156" calcext:value-type="float">
            <text:p><text:s/>2,156 </text:p>
          </table:table-cell>
          <table:table-cell table:style-name="ce30" office:value-type="float" office:value="677" calcext:value-type="float">
            <text:p><text:s/>677 </text:p>
          </table:table-cell>
          <table:table-cell table:style-name="ce30" office:value-type="float" office:value="120" calcext:value-type="float">
            <text:p><text:s/>120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7575" calcext:value-type="float">
            <text:p><text:s/>167,575 </text:p>
          </table:table-cell>
          <table:table-cell table:style-name="ce31" office:value-type="float" office:value="781" calcext:value-type="float">
            <text:p><text:s/>78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6563" calcext:value-type="float">
            <text:p><text:s/>146,56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0365" calcext:value-type="float">
            <text:p><text:s/>20,3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48" calcext:value-type="float">
            <text:p><text:s/>748 </text:p>
          </table:table-cell>
          <table:table-cell table:style-name="ce31" office:value-type="float" office:value="649" calcext:value-type="float">
            <text:p><text:s/>649 </text:p>
          </table:table-cell>
          <table:table-cell table:style-name="ce31" office:value-type="float" office:value="647" calcext:value-type="float">
            <text:p><text:s/>64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64" calcext:value-type="float">
            <text:p><text:s/>2,464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5" calcext:value-type="float">
            <text:p><text:s/>70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1" calcext:value-type="float">
            <text:p><text:s/>9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0963" calcext:value-type="float">
            <text:p><text:s/>30,963 </text:p>
          </table:table-cell>
          <table:table-cell table:style-name="ce31" office:value-type="float" office:value="211" calcext:value-type="float">
            <text:p><text:s/>211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093" calcext:value-type="float">
            <text:p><text:s/>28,0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53" calcext:value-type="float">
            <text:p><text:s/>1,75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06" calcext:value-type="float">
            <text:p><text:s/>206 </text:p>
          </table:table-cell>
          <table:table-cell table:style-name="ce31" office:value-type="float" office:value="388" calcext:value-type="float">
            <text:p><text:s/>388 </text:p>
          </table:table-cell>
          <table:table-cell table:style-name="ce31" office:value-type="float" office:value="383" calcext:value-type="float">
            <text:p><text:s/>38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204" calcext:value-type="float">
            <text:p><text:s/>4,20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5" calcext:value-type="float">
            <text:p><text:s/>2,86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7" calcext:value-type="float">
            <text:p><text:s/>19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09" calcext:value-type="float">
            <text:p><text:s/>1,509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54" calcext:value-type="float">
            <text:p><text:s/>1,1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34" calcext:value-type="float">
            <text:p><text:s/>3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235" calcext:value-type="float">
            <text:p><text:s/>7,235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87" calcext:value-type="float">
            <text:p><text:s/>5,7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03" calcext:value-type="float">
            <text:p><text:s/>3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8" calcext:value-type="float">
            <text:p><text:s/>1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996" calcext:value-type="float">
            <text:p><text:s/>4,996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93" calcext:value-type="float">
            <text:p><text:s/>4,6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720" calcext:value-type="float">
            <text:p><text:s/>1,7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2" calcext:value-type="float">
            <text:p><text:s/>7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62" calcext:value-type="float">
            <text:p><text:s/>2,062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0" calcext:value-type="float">
            <text:p><text:s/>1,7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68" calcext:value-type="float">
            <text:p><text:s/>2,168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4" calcext:value-type="float">
            <text:p><text:s/>1,6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824" calcext:value-type="float">
            <text:p><text:s/>824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76" calcext:value-type="float">
            <text:p><text:s/>6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7" calcext:value-type="float">
            <text:p><text:s/>13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4526" calcext:value-type="float">
            <text:p><text:s/>14,526 </text:p>
          </table:table-cell>
          <table:table-cell table:style-name="ce31" office:value-type="float" office:value="380" calcext:value-type="float">
            <text:p><text:s/>380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51" calcext:value-type="float">
            <text:p><text:s/>9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69" calcext:value-type="float">
            <text:p><text:s/>1,069 </text:p>
          </table:table-cell>
          <table:table-cell table:style-name="ce31" office:value-type="float" office:value="689" calcext:value-type="float">
            <text:p><text:s/>689 </text:p>
          </table:table-cell>
          <table:table-cell table:style-name="ce31" office:value-type="float" office:value="380" calcext:value-type="float">
            <text:p><text:s/>3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63" calcext:value-type="float">
            <text:p><text:s/>12,963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1" calcext:value-type="float">
            <text:p><text:s/>12,0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4" calcext:value-type="float">
            <text:p><text:s/>8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28" calcext:value-type="float">
            <text:p><text:s/>42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58" calcext:value-type="float">
            <text:p><text:s/>2,558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19" calcext:value-type="float">
            <text:p><text:s/>17,019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33" calcext:value-type="float">
            <text:p><text:s/>15,8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52" calcext:value-type="float">
            <text:p><text:s/>2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446" calcext:value-type="float">
            <text:p><text:s/>6,446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418" calcext:value-type="float">
            <text:p><text:s/>4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5514" calcext:value-type="float">
            <text:p><text:s/>5,5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449" calcext:value-type="float">
            <text:p><text:s/>4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75" calcext:value-type="float">
            <text:p><text:s/>75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6057" calcext:value-type="float">
            <text:p><text:s/>36,057 </text:p>
          </table:table-cell>
          <table:table-cell table:style-name="ce31" office:value-type="float" office:value="228" calcext:value-type="float">
            <text:p><text:s/>228 </text:p>
          </table:table-cell>
          <table:table-cell table:style-name="ce31" office:value-type="float" office:value="5153" calcext:value-type="float">
            <text:p><text:s/>5,15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89" calcext:value-type="float">
            <text:p><text:s/>28,6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049" calcext:value-type="float">
            <text:p><text:s/>2,0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327" calcext:value-type="float">
            <text:p><text:s/>327 </text:p>
          </table:table-cell>
          <table:table-cell table:style-name="ce31" office:value-type="float" office:value="166" calcext:value-type="float">
            <text:p><text:s/>166 </text:p>
          </table:table-cell>
          <table:table-cell table:style-name="ce31" office:value-type="float" office:value="161" calcext:value-type="float">
            <text:p><text:s/>161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77" calcext:value-type="float">
            <text:p><text:s/>15,7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745" calcext:value-type="float">
            <text:p><text:s/>18,745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643" calcext:value-type="float">
            <text:p><text:s/>14,6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437" calcext:value-type="float">
            <text:p><text:s/>4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94" calcext:value-type="float">
            <text:p><text:s/>94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214" calcext:value-type="float">
            <text:p><text:s/>81,214 </text:p>
          </table:table-cell>
          <table:table-cell table:style-name="ce30" office:value-type="float" office:value="483" calcext:value-type="float">
            <text:p><text:s/>483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050" calcext:value-type="float">
            <text:p><text:s/>72,05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2233" calcext:value-type="float">
            <text:p><text:s/>2,23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0" calcext:value-type="float">
            <text:p><text:s/>180 </text:p>
          </table:table-cell>
          <table:table-cell table:style-name="ce30" office:value-type="float" office:value="626" calcext:value-type="float">
            <text:p><text:s/>626 </text:p>
          </table:table-cell>
          <table:table-cell table:style-name="ce30" office:value-type="float" office:value="351" calcext:value-type="float">
            <text:p><text:s/>351 </text:p>
          </table:table-cell>
          <table:table-cell table:style-name="ce30" office:value-type="float" office:value="275" calcext:value-type="float">
            <text:p><text:s/>275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3695" calcext:value-type="float">
            <text:p><text:s/>93,695 </text:p>
          </table:table-cell>
          <table:table-cell table:style-name="ce30" office:value-type="float" office:value="586" calcext:value-type="float">
            <text:p><text:s/>58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185" calcext:value-type="float">
            <text:p><text:s/>91,1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1" calcext:value-type="float">
            <text:p><text:s/>91 </text:p>
          </table:table-cell>
          <table:table-cell table:style-name="ce30" office:value-type="float" office:value="2230" calcext:value-type="float">
            <text:p><text:s/>2,2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30" calcext:value-type="float">
            <text:p><text:s/>230 </text:p>
          </table:table-cell>
          <table:table-cell table:style-name="ce30" office:value-type="float" office:value="545" calcext:value-type="float">
            <text:p><text:s/>545 </text:p>
          </table:table-cell>
          <table:table-cell table:style-name="ce30" office:value-type="float" office:value="280" calcext:value-type="float">
            <text:p><text:s/>280 </text:p>
          </table:table-cell>
          <table:table-cell table:style-name="ce30" office:value-type="float" office:value="265" calcext:value-type="float">
            <text:p><text:s/>265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419" calcext:value-type="float">
            <text:p><text:s/>2,4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0" calcext:value-type="float">
            <text:p><text:s/>4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91" calcext:value-type="float">
            <text:p><text:s/>1,79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32" calcext:value-type="float">
            <text:p><text:s/>13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6" calcext:value-type="float">
            <text:p><text:s/>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915" calcext:value-type="float">
            <text:p><text:s/>1,91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" calcext:value-type="float">
            <text:p><text:s/>1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04" calcext:value-type="float">
            <text:p><text:s/>5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0" calcext:value-type="float">
            <text:p><text:s/>4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2-16T16:33:14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